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32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1.7431in" style:rel-column-width="17067*"/>
    </style:style>
    <style:style style:name="Table2.C" style:family="table-column">
      <style:table-column-properties style:column-width="3.0014in" style:rel-column-width="29388*"/>
    </style:style>
    <style:style style:name="Table2.D" style:family="table-column">
      <style:table-column-properties style:column-width="1.2576in" style:rel-column-width="1231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12" style:family="paragraph" style:parent-style-name="Standard_20__28_user_29_">
      <style:text-properties fo:color="#000000" fo:font-weight="bold" officeooo:rsid="00257ae0" officeooo:paragraph-rsid="00257ae0" style:language-asian="ru" style:country-asian="RU" style:font-weight-asian="bold" style:font-size-complex="14pt" style:language-complex="ar" style:country-complex="SA" style:font-weight-complex="bold"/>
    </style:style>
    <style:style style:name="P13" style:family="paragraph" style:parent-style-name="Standard_20__28_user_29_">
      <style:text-properties fo:color="#000000" fo:font-weight="normal" officeooo:rsid="00257ae0" officeooo:paragraph-rsid="00257ae0" style:language-asian="ru" style:country-asian="RU" style:font-weight-asian="normal" style:font-size-complex="14pt" style:language-complex="ar" style:country-complex="SA" style:font-weight-complex="normal"/>
    </style:style>
    <style:style style:name="P14" style:family="paragraph" style:parent-style-name="Standard_20__28_user_29_">
      <style:text-properties fo:color="#000000" fo:font-weight="normal" officeooo:rsid="0025c5d8" officeooo:paragraph-rsid="0025c5d8" style:language-asian="ru" style:country-asian="RU" style:font-weight-asian="normal" style:font-size-complex="14pt" style:language-complex="ar" style:country-complex="SA" style:font-weight-complex="normal"/>
    </style:style>
    <style:style style:name="P15" style:family="paragraph" style:parent-style-name="Standard_20__28_user_29_">
      <style:paragraph-properties fo:margin-left="0in" fo:margin-right="0in" fo:text-indent="0in" style:auto-text-indent="false"/>
    </style:style>
    <style:style style:name="P16" style:family="paragraph" style:parent-style-name="Standard_20__28_user_29_">
      <style:paragraph-properties fo:margin-left="0in" fo:margin-right="0in" fo:text-indent="0in" style:auto-text-indent="false"/>
      <style:text-properties style:font-size-complex="14pt"/>
    </style:style>
    <style:style style:name="P17" style:family="paragraph" style:parent-style-name="Standard_20__28_user_29_">
      <style:paragraph-properties fo:margin-left="0in" fo:margin-right="0in" fo:text-align="center" style:justify-single-word="false" fo:text-indent="0in" style:auto-text-indent="false"/>
      <style:text-properties officeooo:rsid="001ec976" officeooo:paragraph-rsid="001ec976" style:font-size-complex="14pt"/>
    </style:style>
    <style:style style:name="P18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officeooo:paragraph-rsid="001bd3f6" style:font-size-asian="12pt" style:font-size-complex="12pt"/>
    </style:style>
    <style:style style:name="P19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2pt" fo:language="en" fo:country="US" officeooo:paragraph-rsid="0023d2f7" style:font-name-asian="Times New Roman2" style:font-size-asian="12pt" style:font-name-complex="Times New Roman2" style:font-size-complex="12pt"/>
    </style:style>
    <style:style style:name="P20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fo:language="en" fo:country="US" officeooo:paragraph-rsid="0023d2f7" style:font-name-asian="Times New Roman2" style:font-size-asian="12pt" style:font-name-complex="Times New Roman2" style:font-size-complex="12pt"/>
    </style:style>
    <style:style style:name="P21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language="en" fo:country="US" officeooo:paragraph-rsid="0023d2f7" style:font-name-asian="Times New Roman2" style:font-size-asian="14pt" style:font-name-complex="Times New Roman2" style:font-size-complex="12pt"/>
    </style:style>
    <style:style style:name="P22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color="#000000" style:font-name="Times New Roman1" fo:font-size="14pt" fo:language="en" fo:country="US" officeooo:paragraph-rsid="0023d2f7" style:font-name-asian="Times New Roman2" style:font-size-asian="14pt" style:font-name-complex="Times New Roman2" style:font-size-complex="12pt"/>
    </style:style>
    <style:style style:name="P23" style:family="paragraph" style:parent-style-name="Heading_20_1">
      <style:paragraph-properties fo:margin-left="0in" fo:margin-right="0in" fo:line-height="100%" fo:text-align="center" style:justify-single-word="false" fo:text-indent="0in" style:auto-text-indent="false"/>
      <style:text-properties fo:text-transform="uppercase" fo:color="#000000" style:font-name="Times New Roman" fo:font-size="14pt" fo:language="en" fo:country="US" fo:font-weight="bold" officeooo:paragraph-rsid="0025c5d8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style:font-size-complex="14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25c5d8" officeooo:paragraph-rsid="0025c5d8" style:font-size-complex="14pt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officeooo:rsid="0025c5d8" officeooo:paragraph-rsid="0025c5d8" style:font-size-complex="14pt"/>
    </style:style>
    <style:style style:name="P27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officeooo:rsid="0025c5d8" officeooo:paragraph-rsid="0025c5d8" style:font-size-complex="14pt"/>
    </style:style>
    <style:style style:name="P28" style:family="paragraph" style:parent-style-name="Times14_5f_РИО2">
      <style:paragraph-properties fo:margin-left="0in" fo:margin-right="0in" fo:line-height="150%" fo:text-align="center" style:justify-single-word="false" fo:text-indent="0.5118in" style:auto-text-indent="false"/>
    </style:style>
    <style:style style:name="P29" style:family="paragraph" style:parent-style-name="Text_20_body_20__28_user_29_">
      <style:text-properties officeooo:rsid="001ec976" officeooo:paragraph-rsid="001ec976"/>
    </style:style>
    <style:style style:name="P30" style:family="paragraph" style:parent-style-name="Text_20_body_20__28_user_29_">
      <style:text-properties officeooo:rsid="0026c212" officeooo:paragraph-rsid="0026c212"/>
    </style:style>
    <style:style style:name="P31" style:family="paragraph" style:parent-style-name="Text_20_body_20__28_user_29_">
      <style:paragraph-properties fo:margin-left="0in" fo:margin-right="0in" fo:text-indent="0.4917in" style:auto-text-indent="false"/>
      <style:text-properties officeooo:rsid="001ec976" officeooo:paragraph-rsid="001ec976"/>
    </style:style>
    <style:style style:name="P32" style:family="paragraph" style:parent-style-name="Text_20_body_20__28_user_29_">
      <style:paragraph-properties fo:margin-left="0in" fo:margin-right="0in" fo:text-indent="0.4917in" style:auto-text-indent="false"/>
      <style:text-properties officeooo:rsid="001ec976" officeooo:paragraph-rsid="002249fc"/>
    </style:style>
    <style:style style:name="P33" style:family="paragraph" style:parent-style-name="Text_20_body_20__28_user_29_">
      <style:paragraph-properties fo:margin-left="0in" fo:margin-right="0in" fo:text-indent="0.4917in" style:auto-text-indent="false"/>
      <style:text-properties officeooo:rsid="002249fc" officeooo:paragraph-rsid="002249fc"/>
    </style:style>
    <style:style style:name="P34" style:family="paragraph" style:parent-style-name="Text_20_body_20__28_user_29_">
      <style:paragraph-properties fo:margin-left="0in" fo:margin-right="0in" fo:text-indent="0.4917in" style:auto-text-indent="false"/>
      <style:text-properties style:font-name="Times New Roman1" fo:font-size="14pt" officeooo:rsid="001ec976" officeooo:paragraph-rsid="001ec976" style:font-name-asian="Times New Roman2" style:font-size-asian="14pt" style:font-name-complex="Times New Roman2"/>
    </style:style>
    <style:style style:name="P35" style:family="paragraph" style:parent-style-name="Table_20_Contents">
      <style:text-properties officeooo:rsid="0025c5d8" officeooo:paragraph-rsid="0025c5d8" style:font-size-complex="14pt"/>
    </style:style>
    <style:style style:name="P36" style:family="paragraph" style:parent-style-name="Листинг">
      <style:text-properties fo:color="#000000" style:font-name="Courier New" fo:font-size="11pt" fo:language="en" fo:country="US" officeooo:rsid="001bd3f6" style:font-name-asian="Courier New2" style:font-size-asian="11pt" style:font-name-complex="Courier New2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8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officeooo:paragraph-rsid="001bd3f6" style:font-size-asian="12pt" style:font-size-complex="12pt"/>
    </style:style>
    <style:style style:name="P39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officeooo:paragraph-rsid="002efbf1" style:font-size-asian="12pt" style:font-size-complex="12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officeooo:rsid="001ec976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07705"/>
    </style:style>
    <style:style style:name="T6" style:family="text">
      <style:text-properties fo:language="en" fo:country="US" officeooo:rsid="002249fc"/>
    </style:style>
    <style:style style:name="T7" style:family="text">
      <style:text-properties fo:language="en" fo:country="US" officeooo:rsid="0023d2f7"/>
    </style:style>
    <style:style style:name="T8" style:family="text">
      <style:text-properties fo:language="en" fo:country="US" officeooo:rsid="00246172"/>
    </style:style>
    <style:style style:name="T9" style:family="text">
      <style:text-properties fo:language="en" fo:country="US" officeooo:rsid="002849fe"/>
    </style:style>
    <style:style style:name="T10" style:family="text">
      <style:text-properties officeooo:rsid="001ec976"/>
    </style:style>
    <style:style style:name="T11" style:family="text">
      <style:text-properties officeooo:rsid="0023d2f7"/>
    </style:style>
    <style:style style:name="T12" style:family="text">
      <style:text-properties officeooo:rsid="0025c5d8"/>
    </style:style>
    <style:style style:name="T13" style:family="text">
      <style:text-properties officeooo:rsid="00296894"/>
    </style:style>
    <style:style style:name="T14" style:family="text">
      <style:text-properties officeooo:rsid="002b4f61"/>
    </style:style>
    <style:style style:name="T15" style:family="text">
      <style:text-properties officeooo:rsid="002ce0c3"/>
    </style:style>
    <style:style style:name="T16" style:family="text">
      <style:text-properties officeooo:rsid="002d4e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Book_20_Title"><text:span text:style-name="T1">отчет</text:span></text:span></text:p>
      <text:p text:style-name="P9">по лабораторной работе №1</text:p>
      <text:p text:style-name="P9">по дисциплине «<text:span text:style-name="T10">Алгоритмы и структуры данных</text:span>»</text:p>
      <text:p text:style-name="P4"><text:span text:style-name="Book_20_Title"><text:span text:style-name="T2">Тема: </text:span></text:span><text:span text:style-name="Book_20_Title"><text:span text:style-name="T3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1">Цаплин И.В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Фиалковский М. С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29">Научиться использовать рекурсию на примере языка С++.</text:p>
      <text:h text:style-name="Heading_20_2" text:outline-level="2">Задание.</text:h>
      <text:p text:style-name="P31">Вариант 2.</text:p>
      <text:p text:style-name="P34">Задано конечное множество имен жителей некоторого города, причем для каждого из жителей перечислены имена его детей. Жители X и Y называются родственниками, если (а) либо X – ребенок Y, (б) либо Y – ребенок X, (в) либо существует некоторый Z, такой, что X является родственником Z, а Z является родственником Y. Перечислить все пары жителей города, которые являются родственниками.</text:p>
      <text:h text:style-name="Heading_20_2" text:outline-level="2">Выполнение работы.</text:h>
      <text:p text:style-name="P32"><text:span text:style-name="T4">Для хранения информации о жителе города реализован класс Citizen, который хранит две строки: имя и список детей данного жителя. Для установления того, являются ли два жителя родственниками реализован рекурсивный метод are_relatives(), который принимает ссылку на другого жителя, указатель на массив объектов класса Citizen, в котором находятся оба жителя, длину данного массива и глубину рекурсии. </text:span><text:span text:style-name="T5">Метод проверяет является ли объект родителем или ребёнком другого объекта, </text:span><text:span text:style-name="T6">осуществляя поиск подстроки имени в списке детей с помощью метода find, </text:span><text:span text:style-name="T5">и возвращает true, если это так. В противном случае он вызывает </text:span><text:span text:style-name="T6">этот же </text:span><text:span text:style-name="T5">метод для </text:span><text:span text:style-name="T6">поиска в массиве объекта, который является родственником для первого и второго объекта одновременно, увеличивая при этом значение глубины рекурсии. Если значение глубины рекурсии достигает значения длины массива, то два объекта не являются родственниками, метод возвращает false.</text:span></text:p>
      <text:p text:style-name="P33"><text:span text:style-name="T6">П</text:span><text:span text:style-name="T4">рограмма принимает на вход число жителей города. Затем <text:s/>вводятся имена жител</text:span><text:span text:style-name="T8">е</text:span><text:span text:style-name="T4">й и списки их детей в формате &lt;Имя жителя&gt; (&lt;Cписок детей&gt;). Если у жителя нет детей, скобки остаются пустыми. Программа выделяет память под массив объектов класса Citizen, заполняет его входными данными. Затем для каждого объекта вызывает метод are_relatives с каждым </text:span><text:soft-page-break/><text:span text:style-name="T4">последующим объектом из массива. Если метод <text:s/>are_relatives возвращает true, </text:span><text:span text:style-name="T9">программа</text:span><text:span text:style-name="T4"> выводит имена жителей в формате &lt;Имя1&gt; - &lt;Имя2&gt;.</text:span></text:p>
      <text:p text:style-name="P6">Разработанный программный код см. в приложении А.</text:p>
      <text:p text:style-name="P12">Тестирование.</text:p>
      <text:p text:style-name="P13">Для проведения тестирования был написан <text:span text:style-name="T15">bash-</text:span>скрипт tests_script. Скрипт запускает программу <text:span text:style-name="T13">с определёнными входными данными</text:span> и сравнивает полученные результаты с готовыми ответами. Для каждого теста выводится сообщение TestX passed или TestX failed. <text:span text:style-name="T12">Полученные в ходе работы, файлы с выходными данными удаляются.</text:span></text:p>
      <text:p text:style-name="P14">Результаты тестировния см. в приложении Б.</text:p>
      <text:h text:style-name="Heading_20_2" text:outline-level="2">Выводы.</text:h>
      <text:p text:style-name="P30">Научились использовать рекурсию для решения поставленных задач на примере языка программирования С++.</text:p>
      <text:p text:style-name="P30">Была написана программа, осуществляющая рекурсивный поиск родственников. <text:span text:style-name="T16">Проведено тестирование работы программы.</text:span></text:p>
      <text:h text:style-name="P2" text:outline-level="1">Приложение А<text:line-break/>Исходный код программы</text:h>
      <text:p text:style-name="P15">Название файла: <text:span text:style-name="T7">lab1</text:span>.<text:span text:style-name="T4">cpp</text:span></text:p>
      <text:p text:style-name="P36"/>
      <text:p text:style-name="P18">#include &lt;iostream&gt;</text:p>
      <text:p text:style-name="P18">#include &lt;memory&gt;</text:p>
      <text:p text:style-name="P18"/>
      <text:p text:style-name="P18">class Citizen{</text:p>
      <text:p text:style-name="P18"><text:s text:c="8"/>public:</text:p>
      <text:p text:style-name="P18"><text:s text:c="8"/>std::string name;</text:p>
      <text:p text:style-name="P18"><text:s text:c="8"/>std::string kids_list;</text:p>
      <text:p text:style-name="P18"><text:s text:c="8"/>Citizen(std::string name = "", std::string <text:s/>kids_list = ""){</text:p>
      <text:p text:style-name="P39"><text:s text:c="16"/>this-&gt;name = name;</text:p>
      <text:p text:style-name="P18"><text:s text:c="16"/>this-&gt;kids_list = kids_list;</text:p>
      <text:p text:style-name="P18"><text:s text:c="8"/>}</text:p>
      <text:p text:style-name="P18"/>
      <text:p text:style-name="P18"><text:s text:c="8"/>bool are_relatives(Citizen&amp; B, std::shared_ptr&lt;Citizen[]&gt; array,int length, int deep){</text:p>
      <text:p text:style-name="P18"><text:s text:c="16"/>if(name == B.name){</text:p>
      <text:p text:style-name="P18"><text:s text:c="24"/>return false;</text:p>
      <text:p text:style-name="P18"><text:s text:c="16"/>}</text:p>
      <text:p text:style-name="P18"><text:s text:c="16"/>if((B.kids_list.find(name) != std::string::npos) || (kids_list.find(B.name) != std::string::npos)){</text:p>
      <text:p text:style-name="P18"><text:s text:c="24"/>return true;</text:p>
      <text:p text:style-name="P18"><text:s text:c="16"/>}</text:p>
      <text:p text:style-name="P18"><text:s text:c="16"/>if(deep == length){</text:p>
      <text:p text:style-name="P18"><text:s text:c="24"/>return false;</text:p>
      <text:p text:style-name="P18"><text:s text:c="16"/>}</text:p>
      <text:p text:style-name="P18"><text:s text:c="16"/>for(int i = 0; i &lt; length; i++){</text:p>
      <text:p text:style-name="P18"><text:s text:c="24"/>if((this-&gt;are_relatives(array[i], array, length, deep+1)) &amp;&amp; (array[i].are_relatives(B, array, length, deep+1))){</text:p>
      <text:p text:style-name="P18"><text:s text:c="48"/>return true;</text:p>
      <text:p text:style-name="P18"><text:s text:c="40"/>}</text:p>
      <text:p text:style-name="P18"><text:soft-page-break/><text:s text:c="16"/>}</text:p>
      <text:p text:style-name="P18"><text:s text:c="16"/>return false;</text:p>
      <text:p text:style-name="P18"><text:s text:c="8"/>}</text:p>
      <text:p text:style-name="P18">};</text:p>
      <text:p text:style-name="P18"/>
      <text:p text:style-name="P18">int main(){</text:p>
      <text:p text:style-name="P18"><text:s text:c="8"/>int number;</text:p>
      <text:p text:style-name="P18"><text:s text:c="8"/>std::cin &gt;&gt; number;</text:p>
      <text:p text:style-name="P18"><text:s text:c="8"/>auto array = std::shared_ptr&lt;Citizen[]&gt;(new Citizen[number]);</text:p>
      <text:p text:style-name="P18"><text:s text:c="8"/>for( int i = 0; i &lt; number; i++ ) {</text:p>
      <text:p text:style-name="P18"><text:s text:c="16"/>std::cin &gt;&gt; array[i].name;</text:p>
      <text:p text:style-name="P18"><text:s text:c="16"/>getline(std::cin,array[i].kids_list,'\n');</text:p>
      <text:p text:style-name="P18"><text:s text:c="8"/>}</text:p>
      <text:p text:style-name="P18"><text:s text:c="8"/>for( int i = 0; i &lt; number; i++ ) {</text:p>
      <text:p text:style-name="P18"><text:s text:c="16"/>for( int j = i; j &lt; number; j++ ) {</text:p>
      <text:p text:style-name="P18"><text:s text:c="24"/>if(array[i].are_relatives( array[j], array, number, 0)){</text:p>
      <text:p text:style-name="P18"><text:s text:c="32"/>std::cout &lt;&lt; array[i].name &lt;&lt; " - " &lt;&lt; array[j].name &lt;&lt; "\n";</text:p>
      <text:p text:style-name="P18"><text:s text:c="24"/>}</text:p>
      <text:p text:style-name="P18"><text:s text:c="16"/>}</text:p>
      <text:p text:style-name="P18"><text:s text:c="8"/>}</text:p>
      <text:p text:style-name="P18"><text:s text:c="8"/>return 0;</text:p>
      <text:p text:style-name="P18">}</text:p>
      <text:p text:style-name="P18"/>
      <text:p text:style-name="P21">Название файла: <text:span text:style-name="T11">tests_script</text:span></text:p>
      <text:p text:style-name="P20">#! /bin/bash</text:p>
      <text:p text:style-name="P20"/>
      <text:p text:style-name="P19">echo Running tests...</text:p>
      <text:p text:style-name="P19">for n in {1..5}</text:p>
      <text:p text:style-name="P19">do</text:p>
      <text:p text:style-name="P19"><text:s text:c="4"/>./lab1 &lt; "./Tests/tests/test$n.txt" &gt; "./Tests/out/out$n.txt"</text:p>
      <text:p text:style-name="P19"><text:s text:c="4"/>if cmp "./Tests/out/out$n.txt" "./Tests/true_results/true_out$n.txt" &gt; /dev/null; then</text:p>
      <text:p text:style-name="P19"><text:s text:c="12"/>echo "Test$n passed"</text:p>
      <text:p text:style-name="P19"><text:s text:c="4"/>else</text:p>
      <text:p text:style-name="P19"><text:s text:c="12"/>echo "Test$n failed"</text:p>
      <text:p text:style-name="P19"><text:soft-page-break/><text:s text:c="4"/>fi</text:p>
      <text:p text:style-name="P19">done</text:p>
      <text:p text:style-name="P19">rm ./Tests/out/out*</text:p>
      <text:p text:style-name="P19"/>
      <text:p text:style-name="P22">Название файла: <text:span text:style-name="T11">Makefile</text:span></text:p>
      <text:p text:style-name="P22"/>
      <text:p text:style-name="P19">lab1: Source/lab1.cpp</text:p>
      <text:p text:style-name="P19"><text:s text:c="8"/>g++ Source/lab1.cpp -o lab1</text:p>
      <text:p text:style-name="P19"/>
      <text:p text:style-name="P19">run_tests: lab1</text:p>
      <text:p text:style-name="P19"><text:s text:c="8"/>./tests_scrip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P23" text:outline-level="1">Приложение <text:span text:style-name="T12">Б</text:span><text:line-break/><text:span text:style-name="T12">Результаты тестирования</text:span></text:h>
      <text:h text:style-name="P23" text:outline-level="1"/>
      <text:h text:style-name="P23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№</text:p>
          </table:table-cell>
          <table:table-cell table:style-name="Table2.A1" office:value-type="string">
            <text:p text:style-name="P35">Входные данные</text:p>
          </table:table-cell>
          <table:table-cell table:style-name="Table2.A1" office:value-type="string">
            <text:p text:style-name="P25">Выходные данные</text:p>
          </table:table-cell>
          <table:table-cell table:style-name="Table2.D1" office:value-type="string">
            <text:p text:style-name="P26">Комментарии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4">5</text:p>
            <text:p text:style-name="P24">Parent1 (Son1, Son2)</text:p>
            <text:p text:style-name="P24">Son2 ()</text:p>
            <text:p text:style-name="P24">Son1 (Grandson1)</text:p>
            <text:p text:style-name="P24">Grandson1 (Grandgrandson1)</text:p>
            <text:p text:style-name="P24">Grandgrandson1 ()</text:p>
          </table:table-cell>
          <table:table-cell table:style-name="Table2.A2" office:value-type="string">
            <text:p text:style-name="P24">Parent1 - Son2</text:p>
            <text:p text:style-name="P24">Parent1 - Son1</text:p>
            <text:p text:style-name="P24">Parent1 - Grandson1</text:p>
            <text:p text:style-name="P24">Parent1 - Grandgrandson1</text:p>
            <text:p text:style-name="P24">Son2 - Son1</text:p>
            <text:p text:style-name="P24">Son2 - Grandson1</text:p>
            <text:p text:style-name="P24">Son2 - Grandgrandson1</text:p>
            <text:p text:style-name="P24">Son1 - Grandson1</text:p>
            <text:p text:style-name="P24">Son1 - Grandgrandson1</text:p>
            <text:p text:style-name="P24">Grandson1 - Grandgrandson1</text:p>
          </table:table-cell>
          <table:table-cell table:style-name="Table2.D2" office:value-type="string">
            <text:p text:style-name="P26">Одна разветвлённая семья, каждый житель родственник другому.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4">5</text:p>
            <text:p text:style-name="P24">Name1 (Name2)</text:p>
            <text:p text:style-name="P24">Name2 (Name3)</text:p>
            <text:p text:style-name="P24">Name3 (Name4)</text:p>
            <text:p text:style-name="P24">Name4 (Name5)</text:p>
            <text:p text:style-name="P24">Name5 ()</text:p>
          </table:table-cell>
          <table:table-cell table:style-name="Table2.A2" office:value-type="string">
            <text:p text:style-name="P24">Name1 - Name2</text:p>
            <text:p text:style-name="P24">Name1 - Name3</text:p>
            <text:p text:style-name="P24">Name1 - Name4</text:p>
            <text:p text:style-name="P24">Name1 - Name5</text:p>
            <text:p text:style-name="P24">Name2 - Name3</text:p>
            <text:p text:style-name="P24">Name2 - Name4</text:p>
            <text:p text:style-name="P24">Name2 - Name5</text:p>
            <text:p text:style-name="P24">Name3 - Name4</text:p>
            <text:p text:style-name="P24">Name3 - Name5</text:p>
            <text:p text:style-name="P24">Name4 - Name5</text:p>
          </table:table-cell>
          <table:table-cell table:style-name="Table2.D2" office:value-type="string">
            <text:p text:style-name="P26">Одна линейная семья, каждый житель родственник другому.</text:p>
          </table:table-cell>
        </table:table-row>
        <table:table-row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4">6</text:p>
            <text:p text:style-name="P24">Name1 (Name2, Name3, Name4)</text:p>
            <text:p text:style-name="P24">NoRelatives ()</text:p>
            <text:p text:style-name="P24">Name2 ()</text:p>
            <text:p text:style-name="P24"><text:soft-page-break/>Name3 ()</text:p>
            <text:p text:style-name="P24">Name4 ()</text:p>
            <text:p text:style-name="P24">Name0 (Name1)</text:p>
          </table:table-cell>
          <table:table-cell table:style-name="Table2.A2" office:value-type="string">
            <text:p text:style-name="P24">Name1 - Name2</text:p>
            <text:p text:style-name="P24">Name1 - Name3</text:p>
            <text:p text:style-name="P24">Name1 - Name4</text:p>
            <text:p text:style-name="P24">Name1 - Name0</text:p>
            <text:p text:style-name="P24">Name2 - Name3</text:p>
            <text:p text:style-name="P24"><text:soft-page-break/>Name2 - Name4</text:p>
            <text:p text:style-name="P24">Name2 - Name0</text:p>
            <text:p text:style-name="P24">Name3 - Name4</text:p>
            <text:p text:style-name="P24">Name3 - Name0</text:p>
            <text:p text:style-name="P24">Name4 - Name0</text:p>
          </table:table-cell>
          <table:table-cell table:style-name="Table2.D2" office:value-type="string">
            <text:p text:style-name="P26">Одна линейная семья, каждый житель <text:soft-page-break/>родственник другому. Присутствует житель без родственников, <text:span text:style-name="T14">его в выводе нет.</text:span></text:p>
          </table:table-cell>
        </table:table-row>
        <table:table-row>
          <table:table-cell table:style-name="Table2.A2" office:value-type="string">
            <text:p text:style-name="P25"><text:s/>4</text:p>
          </table:table-cell>
          <table:table-cell table:style-name="Table2.A2" office:value-type="string">
            <text:p text:style-name="P24">5</text:p>
            <text:p text:style-name="P24">Family1_Name1 (Family1_Name2, Family1_Name3)</text:p>
            <text:p text:style-name="P24">Family1_Name2 (Family1_Name4)</text:p>
            <text:p text:style-name="P24">Family1_Name3 ()</text:p>
            <text:p text:style-name="P24">Family2_Name1 (Family2_Name2)</text:p>
            <text:p text:style-name="P24">Family2_Name2 ()</text:p>
          </table:table-cell>
          <table:table-cell table:style-name="Table2.A2" office:value-type="string">
            <text:p text:style-name="P24">Family1_Name1 - Family1_Name2</text:p>
            <text:p text:style-name="P24">Family1_Name1 - Family1_Name3</text:p>
            <text:p text:style-name="P24">Family1_Name2 - Family1_Name3</text:p>
            <text:p text:style-name="P24">Family2_Name1 - Family2_Name2</text:p>
          </table:table-cell>
          <table:table-cell table:style-name="Table2.D2" office:value-type="string">
            <text:p text:style-name="P27">Две отдельные семьи. Жители из разных семей — не родственники.</text:p>
          </table:table-cell>
        </table:table-row>
        <table:table-row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4">8</text:p>
            <text:p text:style-name="P24">NoRelatives1 ()</text:p>
            <text:p text:style-name="P24">NoRelatives2 ()</text:p>
            <text:p text:style-name="P24">NoRelatives3 ()</text:p>
            <text:p text:style-name="P24">NoRelatives4 ()</text:p>
            <text:p text:style-name="P24">NoRelatives5 ()</text:p>
            <text:p text:style-name="P24">NoRelatives6 ()</text:p>
            <text:p text:style-name="P24">NoRelatives7 ()</text:p>
            <text:p text:style-name="P24">NoRelatives8 ()</text:p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6">Город без родственников. Пустой вывод программы.</text:p>
          </table:table-cell>
        </table:table-row>
      </table:table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 Цаплин</meta:initial-creator>
    <meta:editing-cycles>16</meta:editing-cycles>
    <meta:creation-date>2020-09-20T13:43:00</meta:creation-date>
    <dc:date>2020-10-09T11:50:36.671290143</dc:date>
    <meta:editing-duration>PT35M48S</meta:editing-duration>
    <meta:generator>LibreOffice/6.0.7.3$Linux_X86_64 LibreOffice_project/00m0$Build-3</meta:generator>
    <meta:document-statistic meta:table-count="2" meta:image-count="0" meta:object-count="0" meta:page-count="8" meta:paragraph-count="179" meta:word-count="819" meta:character-count="6445" meta:non-whitespace-character-count="5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